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11in"/>
    </style:style>
    <style:style style:name="co2" style:family="table-column">
      <style:table-column-properties fo:break-before="auto" style:column-width="0.7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2.4772in"/>
    </style:style>
    <style:style style:name="co6" style:family="table-column">
      <style:table-column-properties fo:break-before="auto" style:column-width="1.8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dee6ef" fo:wrap-option="no-wrap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ee6ef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ee6ef" fo:border="0.74pt solid #000000"/>
    </style:style>
    <style:style style:name="ce19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2"/>
        <table:table-row table:style-name="ro1">
          <table:table-cell table:style-name="ce9" office:value-type="string" calcext:value-type="string">
            <text:p>Part Name</text:p>
          </table:table-cell>
          <table:table-cell table:style-name="ce21" office:value-type="string" calcext:value-type="string">
            <text:p>Weight (g)</text:p>
          </table:table-cell>
        </table:table-row>
        <table:table-row table:style-name="ro1">
          <table:table-cell office:value-type="string" calcext:value-type="string">
            <text:p>Servo &amp; hor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hig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i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es</text:p>
          </table:table-cell>
          <table:table-cell office:value-type="string" calcext:value-type="string">
            <text:p>&lt; 0.16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Post Assembly</text:p>
          </table:table-cell>
          <table:table-cell office:value-type="float" office:value="133" calcext:value-type="float">
            <text:p>133</text:p>
          </table:table-cell>
        </table:table-row>
      </table:table>
      <table:table table:name="ReviewOldCode" table:style-name="ta1">
        <table:table-column table:style-name="co4" table:default-cell-style-name="ce20"/>
        <table:table-column table:style-name="co5" table:default-cell-style-name="ce11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9" office:value-type="string" calcext:value-type="string">
            <text:p>Part Name</text:p>
          </table:table-cell>
          <table:table-cell table:style-name="ce21" office:value-type="string" calcext:value-type="string">
            <text:p>Weight (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o </text:p>
          </table:table-cell>
          <table:table-cell table:style-name="ce22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oBlock</text:p>
          </table:table-cell>
          <table:table-cell table:style-name="ce22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gh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n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es</text:p>
          </table:table-cell>
          <table:table-cell table:style-name="ce22" office:value-type="string" calcext:value-type="string">
            <text:p>&lt; 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</text:p>
          </table:table-cell>
          <table:table-cell table:style-name="ce22"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Assembly</text:p>
          </table:table-cell>
          <table:table-cell table:style-name="ce22"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 table:number-columns-spanned="4" table:number-rows-spanned="1">
            <text:p>Old global values for home position that came from line 16 of flows.cpp</text:p>
          </table:table-cell>
          <table:covered-table-cell table:number-columns-repeated="3" table:style-name="ce20"/>
        </table:table-row>
        <table:table-row table:style-name="ro1">
          <table:table-cell table:style-name="ce10" office:value-type="string" calcext:value-type="string">
            <text:p>Leg #</text:p>
          </table:table-cell>
          <table:table-cell table:style-name="ce10" office:value-type="string" calcext:value-type="string">
            <text:p>XtoeHome</text:p>
          </table:table-cell>
          <table:table-cell table:style-name="ce10" office:value-type="string" calcext:value-type="string">
            <text:p>YtoeHome</text:p>
          </table:table-cell>
          <table:table-cell table:style-name="ce10" office:value-type="string" calcext:value-type="string">
            <text:p>ZtoeHome</text:p>
          </table:table-cell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office:value-type="float" office:value="-18.62" calcext:value-type="float">
            <text:p>-18.62</text:p>
          </table:table-cell>
          <table:table-cell table:style-name="ce11" office:value-type="float" office:value="-14.79" calcext:value-type="float">
            <text:p>-14.79</text:p>
          </table:table-cell>
          <table:table-cell table:style-name="ce11" office:value-type="float" office:value="-10.6" calcext:value-type="float">
            <text:p>-10.6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20.71" calcext:value-type="float">
            <text:p>-20.71</text:p>
          </table:table-cell>
          <table:table-cell table:style-name="ce11" office:value-type="float" office:value="-10.6" calcext:value-type="float">
            <text:p>-10.6</text:p>
          </table:table-cell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office:value-type="float" office:value="-18.62" calcext:value-type="float">
            <text:p>-18.62</text:p>
          </table:table-cell>
          <table:table-cell table:style-name="ce11" office:value-type="float" office:value="-14.79" calcext:value-type="float">
            <text:p>-14.79</text:p>
          </table:table-cell>
          <table:table-cell table:style-name="ce11" office:value-type="float" office:value="-10.6" calcext:value-type="float">
            <text:p>-10.6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table:style-name="ce11" office:value-type="float" office:value="14.79" calcext:value-type="float">
            <text:p>14.79</text:p>
          </table:table-cell>
          <table:table-cell table:style-name="ce11" office:value-type="float" office:value="-10.6" calcext:value-type="float">
            <text:p>-10.6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0.71" calcext:value-type="float">
            <text:p>20.71</text:p>
          </table:table-cell>
          <table:table-cell table:style-name="ce11" office:value-type="float" office:value="-10.6" calcext:value-type="float">
            <text:p>-10.6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office:value-type="float" office:value="-18.62" calcext:value-type="float">
            <text:p>-18.62</text:p>
          </table:table-cell>
          <table:table-cell table:style-name="ce11" office:value-type="float" office:value="14.79" calcext:value-type="float">
            <text:p>14.79</text:p>
          </table:table-cell>
          <table:table-cell table:style-name="ce11" office:value-type="float" office:value="-10.6" calcext:value-type="float">
            <text:p>-10.6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 table:number-columns-spanned="4" table:number-rows-spanned="1">
            <text:p>Old local values for home position that came from line 179 of flows.h</text:p>
          </table:table-cell>
          <table:covered-table-cell table:number-columns-repeated="3" table:style-name="ce20"/>
        </table:table-row>
        <table:table-row table:style-name="ro1">
          <table:table-cell table:style-name="ce10" office:value-type="string" calcext:value-type="string">
            <text:p>Leg #</text:p>
          </table:table-cell>
          <table:table-cell table:style-name="ce10" office:value-type="string" calcext:value-type="string">
            <text:p>XtoeHome</text:p>
          </table:table-cell>
          <table:table-cell table:style-name="ce10" office:value-type="string" calcext:value-type="string">
            <text:p>YtoeHome</text:p>
          </table:table-cell>
          <table:table-cell table:style-name="ce10" office:value-type="string" calcext:value-type="string">
            <text:p>ZtoeHome</text:p>
          </table:table-cell>
        </table:table-row>
        <table:table-row table:style-name="ro1">
          <table:table-cell table:style-name="ce11" office:value-type="string" calcext:value-type="string">
            <text:p>All 6</text:p>
          </table:table-cell>
          <table:table-cell office:value-type="float" office:value="13.78" calcext:value-type="float">
            <text:p>13.78</text:p>
          </table:table-cell>
          <table:table-cell table:style-name="ce11" office:value-type="float" office:value="-10.6" calcext:value-type="float">
            <text:p>-10.6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3" office:value-type="string" calcext:value-type="string" table:number-columns-spanned="3" table:number-rows-spanned="1">
            <text:p>Symbols for key x/y position coordinates for leg movements from line 191 on flows.h</text:p>
          </table:table-cell>
          <table:covered-table-cell table:number-columns-repeated="2" table:style-name="ce20"/>
          <table:table-cell/>
        </table:table-row>
        <table:table-row table:style-name="ro1">
          <table:table-cell table:style-name="ce12" office:value-type="string" calcext:value-type="string">
            <text:p>Symbol </text:p>
          </table:table-cell>
          <table:table-cell table:style-name="ce14" office:value-type="string" calcext:value-type="string">
            <text:p>Formula</text:p>
          </table:table-cell>
          <table:table-cell table:style-name="ce14"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fp_frontToeHomeX</text:p>
          </table:table-cell>
          <table:table-cell table:style-name="ce16" office:value-type="string" calcext:value-type="string">
            <text:p>3.82739 + 20.91875 * .707107</text:p>
          </table:table-cell>
          <table:table-cell table:style-name="ce16" office:value-type="string" calcext:value-type="string">
            <text:p>707107 is sin of 45 degrees</text:p>
          </table:table-cell>
          <table:table-cell/>
        </table:table-row>
        <table:table-row table:style-name="ro1">
          <table:table-cell office:value-type="string" calcext:value-type="string">
            <text:p>fp_frontToeHomeY</text:p>
          </table:table-cell>
          <table:table-cell table:style-name="ce16" office:value-type="string" calcext:value-type="string">
            <text:p>20.91875 * .707107</text:p>
          </table:table-cell>
          <table:table-cell table:style-name="ce16" office:value-type="string" calcext:value-type="string">
            <text:p>707107 is sin of 45 degrees</text:p>
          </table:table-cell>
          <table:table-cell/>
        </table:table-row>
        <table:table-row table:style-name="ro1">
          <table:table-cell office:value-type="string" calcext:value-type="string">
            <text:p>fp_sideToeHomeX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fp_sideToeHomeY</text:p>
          </table:table-cell>
          <table:table-cell table:style-name="ce16" office:value-type="string" calcext:value-type="string">
            <text:p>6.9423 + 2.9165 + 7.61998 + 3.23019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fp_frontHipX</text:p>
          </table:table-cell>
          <table:table-cell table:style-name="ce16" office:value-type="string" calcext:value-type="string">
            <text:p>3.82739 + 7.13528 * .707107</text:p>
          </table:table-cell>
          <table:table-cell table:style-name="ce16" office:value-type="float" office:value="8.872796" calcext:value-type="float">
            <text:p>8.872796</text:p>
          </table:table-cell>
          <table:table-cell/>
        </table:table-row>
        <table:table-row table:style-name="ro1">
          <table:table-cell office:value-type="string" calcext:value-type="string">
            <text:p>fp_frontHipY</text:p>
          </table:table-cell>
          <table:table-cell table:style-name="ce16" office:value-type="float" office:value="5.0475" calcext:value-type="float">
            <text:p>5.0475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fp_sideHipX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fp_sideHipY</text:p>
          </table:table-cell>
          <table:table-cell table:style-name="ce17" office:value-type="float" office:value="6.9423" calcext:value-type="float">
            <text:p>6.9423</text:p>
          </table:table-cell>
          <table:table-cell table:style-name="ce16"/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3" table:number-rows-spanned="1">
            <text:p>Robot old body measurements from line 153 in flows.h</text:p>
          </table:table-cell>
          <table:covered-table-cell table:number-columns-repeated="2" table:style-name="ce18"/>
          <table:table-cell/>
        </table:table-row>
        <table:table-row table:style-name="ro1">
          <table:table-cell table:style-name="ce14" office:value-type="string" calcext:value-type="string">
            <text:p>Part Name</text:p>
          </table:table-cell>
          <table:table-cell table:style-name="ce19" office:value-type="string" calcext:value-type="string">
            <text:p>Symbol</text:p>
          </table:table-cell>
          <table:table-cell table:style-name="ce19"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Thigh</text:p>
          </table:table-cell>
          <table:table-cell table:style-name="ce22" office:value-type="string" calcext:value-type="string">
            <text:p>BT</text:p>
          </table:table-cell>
          <table:table-cell table:style-name="ce22" office:value-type="float" office:value="2.915" calcext:value-type="float">
            <text:p>2.915</text:p>
          </table:table-cell>
          <table:table-cell/>
        </table:table-row>
        <table:table-row table:style-name="ro1">
          <table:table-cell office:value-type="string" calcext:value-type="string">
            <text:p>Shin</text:p>
          </table:table-cell>
          <table:table-cell table:style-name="ce22" office:value-type="string" calcext:value-type="string">
            <text:p>BC</text:p>
          </table:table-cell>
          <table:table-cell table:style-name="ce22" office:value-type="float" office:value="7.62" calcext:value-type="float">
            <text:p>7.62</text:p>
          </table:table-cell>
          <table:table-cell/>
        </table:table-row>
        <table:table-row table:style-name="ro1">
          <table:table-cell office:value-type="string" calcext:value-type="string">
            <text:p>Foot</text:p>
          </table:table-cell>
          <table:table-cell table:style-name="ce22" office:value-type="string" calcext:value-type="string">
            <text:p>BF</text:p>
          </table:table-cell>
          <table:table-cell table:style-name="ce22" office:value-type="float" office:value="11.059" calcext:value-type="float">
            <text:p>11.059</text:p>
          </table:table-cell>
          <table:table-cell/>
        </table:table-row>
        <table:table-row table:style-name="ro1">
          <table:table-cell office:value-type="string" calcext:value-type="string">
            <text:p>Toe Offset Angle</text:p>
          </table:table-cell>
          <table:table-cell table:style-name="ce22" office:value-type="string" calcext:value-type="string">
            <text:p>BTOA</text:p>
          </table:table-cell>
          <table:table-cell table:style-name="ce22" office:value-type="float" office:value="17.063" calcext:value-type="float">
            <text:p>17.063</text:p>
          </table:table-cell>
          <table:table-cell/>
        </table:table-row>
        <table:table-row table:style-name="ro1">
          <table:table-cell office:value-type="string" calcext:value-type="string">
            <text:p>Toe offset distance</text:p>
          </table:table-cell>
          <table:table-cell table:style-name="ce22" office:value-type="string" calcext:value-type="string">
            <text:p>BTOD</text:p>
          </table:table-cell>
          <table:table-cell table:style-name="ce22" office:value-type="float" office:value="3.245" calcext:value-type="float">
            <text:p>3.245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3" table:number-rows-spanned="1">
            <text:p>Global <text:s/>coordinates for each leg’s <text:s/>hip position <text:s/>from line 56 of flows.cpp</text:p>
          </table:table-cell>
          <table:covered-table-cell table:number-columns-repeated="2" table:style-name="ce20"/>
          <table:table-cell/>
        </table:table-row>
        <table:table-row table:style-name="ro1">
          <table:table-cell table:style-name="ce11" office:value-type="string" calcext:value-type="string">
            <text:p>Leg #</text:p>
          </table:table-cell>
          <table:table-cell office:value-type="string" calcext:value-type="string">
            <text:p>Hip X</text:p>
          </table:table-cell>
          <table:table-cell table:style-name="ce11" office:value-type="string" calcext:value-type="string">
            <text:p>Hip Y</text:p>
          </table:table-cell>
          <table:table-cell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office:value-type="float" office:value="8.87" calcext:value-type="float">
            <text:p>8.87</text:p>
          </table:table-cell>
          <table:table-cell table:style-name="ce11" office:value-type="float" office:value="-5.05" calcext:value-type="float">
            <text:p>-5.05</text:p>
          </table:table-cell>
          <table:table-cell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6.94" calcext:value-type="float">
            <text:p>-6.94</text:p>
          </table:table-cell>
          <table:table-cell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office:value-type="float" office:value="-8.87" calcext:value-type="float">
            <text:p>-8.87</text:p>
          </table:table-cell>
          <table:table-cell table:style-name="ce11" office:value-type="float" office:value="-5.05" calcext:value-type="float">
            <text:p>-5.05</text:p>
          </table:table-cell>
          <table:table-cell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office:value-type="float" office:value="8.87" calcext:value-type="float">
            <text:p>8.87</text:p>
          </table:table-cell>
          <table:table-cell table:style-name="ce11" office:value-type="float" office:value="5.05" calcext:value-type="float">
            <text:p>5.05</text:p>
          </table:table-cell>
          <table:table-cell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6.94" calcext:value-type="float">
            <text:p>6.94</text:p>
          </table:table-cell>
          <table:table-cell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office:value-type="float" office:value="-8.87" calcext:value-type="float">
            <text:p>-8.87</text:p>
          </table:table-cell>
          <table:table-cell table:style-name="ce11" office:value-type="float" office:value="5.05" calcext:value-type="float">
            <text:p>5.05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3" table:number-rows-spanned="1">
            <text:p>Things to investigate/notes</text:p>
          </table:table-cell>
          <table:covered-table-cell table:number-columns-repeated="2" table:style-name="ce20"/>
          <table:table-cell/>
        </table:table-row>
        <table:table-row table:style-name="ro1">
          <table:table-cell table:style-name="ce15" office:value-type="string" calcext:value-type="string" table:number-columns-spanned="3" table:number-rows-spanned="1">
            <text:p>Main.h line 135 has some body parameters believed to be obsolete</text:p>
          </table:table-cell>
          <table:covered-table-cell table:number-columns-repeated="2" table:style-name="ce2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1-06T20:48:29.605613698</meta:creation-date>
    <dc:date>2023-01-31T20:25:02.118187516</dc:date>
    <meta:editing-duration>PT48M42S</meta:editing-duration>
    <meta:editing-cycles>3</meta:editing-cycles>
    <meta:generator>LibreOffice/7.3.7.2$MacOSX_X86_64 LibreOffice_project/e114eadc50a9ff8d8c8a0567d6da8f454beeb84f</meta:generator>
    <meta:document-statistic meta:table-count="2" meta:cell-count="138" meta:object-count="0"/>
    <meta:user-defined meta:name=""/>
  </office:meta>
</office:document-meta>
</file>